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bcc52" officeooo:paragraph-rsid="000bcc52"/>
    </style:style>
    <style:style style:name="P2" style:family="paragraph" style:parent-style-name="Standard" style:list-style-name="L1">
      <style:text-properties officeooo:rsid="000bcc52" officeooo:paragraph-rsid="000bcc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ys to improve courts</text:p>
      <text:p text:style-name="P1"/>
      <text:p text:style-name="P1">* Replace jargon with clear language. Should be accessible and understandable to everyone, not just lawyers.</text:p>
      <text:p text:style-name="P1"/>
      <text:p text:style-name="P1"/>
      <text:p text:style-name="P1">Process steps:</text:p>
      <text:list xml:id="list5015255941007205533" text:style-name="L1">
        <text:list-item>
          <text:p text:style-name="P2">An accusation is made</text:p>
        </text:list-item>
        <text:list-item>
          <text:p text:style-name="P2">Determine if the event that the accusation says happened happened. Accuser should provide concrete evidence.</text:p>
        </text:list-item>
        <text:list-item>
          <text:p text:style-name="P2">Determine if the accused person was the person who caused the event.</text:p>
        </text:list-item>
        <text:list-item>
          <text:p text:style-name="P2">Ask the accused person if there were, in their view, extenuating circumstances</text:p>
        </text:list-item>
        <text:list-item>
          <text:p text:style-name="P2">Ask accuser for response</text:p>
        </text:list-item>
        <text:list-item>
          <text:p text:style-name="P2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2:13:50.960024933</meta:creation-date>
    <dc:date>2017-10-14T12:18:44.629622591</dc:date>
    <meta:editing-duration>PT4M54S</meta:editing-duration>
    <meta:editing-cycles>1</meta:editing-cycles>
    <meta:document-statistic meta:table-count="0" meta:image-count="0" meta:object-count="0" meta:page-count="1" meta:paragraph-count="9" meta:word-count="76" meta:character-count="458" meta:non-whitespace-character-count="397"/>
    <meta:generator>LibreOffice/5.2.7.2$Linux_X86_64 LibreOffice_project/20m0$Build-2</meta:generator>
  </office:meta>
</office:document-meta>
</file>